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169.34pt"/>
    </style:style>
    <style:style style:name="co3" style:family="table-column">
      <style:table-column-properties fo:break-before="auto" style:column-width="172.69pt"/>
    </style:style>
    <style:style style:name="co4" style:family="table-column">
      <style:table-column-properties fo:break-before="auto" style:column-width="176.54pt"/>
    </style:style>
    <style:style style:name="co5" style:family="table-column">
      <style:table-column-properties fo:break-before="auto" style:column-width="231.7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74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ESP32-PoE-ISO_Rev_B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,R46,R4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R/5%/0.25W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20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8,R14,R15,R31,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6,R18,R19,R25,R36,R37,</text:p>
            <text:p>R39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5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6,R3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6,C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1.0nF/3kV/10%/X7R/SMD/1808</text:p>
            <text:p>(VISHAY-VJ1808Y102KBHAT4X</text:p>
            <text:p>_Farnell-2407291)</text:p>
          </table:table-cell>
          <table:table-cell table:style-name="ce4" office:value-type="string" calcext:value-type="string">
            <text:p>C_1808(4520)_5MIL_DWS_ISO</text:p>
          </table:table-cell>
          <table:table-cell table:style-name="ce4" office:value-type="string" calcext:value-type="string">
            <text:p>C20,C2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,C14,C15,C16,C18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0V/20%/C1206</text:p>
          </table:table-cell>
          <table:table-cell office:value-type="string" calcext:value-type="string">
            <text:p>C_1206_5MIL_DWS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F/100V/20%/X7R/C1206</text:p>
            <text:p>(AVX_12061C225KAT2A_Comet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6.3x11mm</text:p>
            <text:p>(Farnell:1281844)</text:p>
          </table:table-cell>
          <table:table-cell office:value-type="string" calcext:value-type="string">
            <text:p>CPOL-RM2.5mm_6.3x11mm_PTH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6,C7,C9,C10,C13,C19,C22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uF/10V/20%/105C/</text:p>
            <text:p>RM3.5/8x11.5mm</text:p>
          </table:table-cell>
          <table:table-cell office:value-type="string" calcext:value-type="string">
            <text:p>CPOL-RM3.5mm_8.0x11.5mm_PTH</text:p>
          </table:table-cell>
          <table:table-cell office:value-type="string" calcext:value-type="string">
            <text:p>C29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</text:p>
            <text:p>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5,L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/SOD-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510/100V/5A/0.85V/</text:p>
            <text:p>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,D6,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</text:p>
            <text:p>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505S-2WR2(SIP-7)</text:p>
          </table:table-cell>
          <table:table-cell office:value-type="string" calcext:value-type="string">
            <text:p>SIP-7_Universal</text:p>
          </table:table-cell>
          <table:table-cell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3402-B-GM(QFN-20_5x5mm)</text:p>
          </table:table-cell>
          <table:table-cell office:value-type="string" calcext:value-type="string">
            <text:p>QFN-20_5x5mm(Si3402-B-GM)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</text:p>
            <text:p>0.90mm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office:value-type="string" calcext:value-type="string">
            <text:p>uSD(TFC-9P-1.xH</text:p>
            <text:p>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RJP-003TC1(LPJ4112CNL)-</text:p>
            <text:p>–Pin&lt;7&gt;_and_&lt;8&gt;_to_be_CUT!!!</text:p>
          </table:table-cell>
          <table:table-cell table:style-name="ce4" office:value-type="string" calcext:value-type="string">
            <text:p>RJP-003TC1(LPJ4112CNL)-</text:p>
            <text:p>ISO(Pin(7)and(8)CUT)</text:p>
          </table:table-cell>
          <table:table-cell table:style-name="ce4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NS(HN1x10)</text:p>
          </table:table-cell>
          <table:table-cell table:style-name="ce4" office:value-type="string" calcext:value-type="string">
            <text:p>HN1x10</text:p>
          </table:table-cell>
          <table:table-cell table:style-name="ce4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9.9R/1%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,R4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 table:number-rows-repeated="51">
          <table:table-cell table:style-name="ce3"/>
          <table:table-cell table:style-name="Default" table:number-columns-repeated="102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3-1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09:39:06.631897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19T09:41:55.646298135</dc:date>
    <meta:editing-duration>PT3H14M21S</meta:editing-duration>
    <meta:editing-cycles>79</meta:editing-cycles>
    <meta:document-statistic meta:table-count="1" meta:cell-count="248" meta:object-count="0"/>
  </office:meta>
</office:document-meta>
</file>